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text:span text:style-name="T1">&amp; AWS support</text:span>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144hrs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10:Sheet1.D10" table:display-filter-buttons="true"/>
        <table:database-range table:name="__Anonymous_Sheet_DB__1" table:target-range-address="Sheet1.A10:Sheet1.A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2020/02/19</text:date>, <text:time>10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19T10:50:15.24</dc:date>
    <meta:editing-duration>PT1H56M27S</meta:editing-duration>
    <meta:editing-cycles>161</meta:editing-cycles>
    <meta:generator>OpenOffice/4.1.2$Win32 OpenOffice.org_project/412m3$Build-9782</meta:generator>
    <meta:document-statistic meta:table-count="1" meta:cell-count="38" meta:object-count="0"/>
  </office:meta>
</office:document-meta>
</file>